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200%"/>
    </style:style>
    <style:style style:name="P2" style:parent-style-name="Standard" style:family="paragraph">
      <style:paragraph-properties fo:line-height="200%"/>
    </style:style>
    <style:style style:name="P3" style:parent-style-name="Standard" style:family="paragraph">
      <style:paragraph-properties fo:line-height="200%"/>
    </style:style>
    <style:style style:name="P4" style:parent-style-name="Standard" style:family="paragraph">
      <style:paragraph-properties fo:line-height="200%"/>
    </style:style>
    <style:style style:name="P5" style:parent-style-name="Standard" style:family="paragraph">
      <style:paragraph-properties fo:line-height="200%"/>
    </style:style>
    <style:style style:name="P6" style:parent-style-name="Standard" style:family="paragraph">
      <style:paragraph-properties fo:line-height="200%"/>
    </style:style>
    <style:style style:name="P7" style:parent-style-name="Standard" style:family="paragraph">
      <style:paragraph-properties fo:line-height="200%"/>
    </style:style>
    <style:style style:name="P8" style:parent-style-name="Standard" style:family="paragraph">
      <style:paragraph-properties fo:line-height="200%"/>
    </style:style>
    <style:style style:name="P9" style:parent-style-name="Standard" style:family="paragraph">
      <style:paragraph-properties fo:line-height="200%"/>
    </style:style>
    <style:style style:name="P10" style:parent-style-name="Standard" style:list-style-name="LFO1" style:family="paragraph">
      <style:paragraph-properties fo:line-height="200%"/>
    </style:style>
    <style:style style:name="P11" style:parent-style-name="Standard" style:list-style-name="LFO1" style:family="paragraph">
      <style:paragraph-properties fo:line-height="200%"/>
    </style:style>
    <style:style style:name="P12" style:parent-style-name="Standard" style:list-style-name="LFO1" style:family="paragraph">
      <style:paragraph-properties fo:line-height="200%"/>
    </style:style>
    <style:style style:name="P13" style:parent-style-name="Standard" style:list-style-name="LFO1" style:family="paragraph">
      <style:paragraph-properties fo:line-height="200%"/>
    </style:style>
    <style:style style:name="P14" style:parent-style-name="Standard" style:family="paragraph">
      <style:paragraph-properties fo:line-height="200%"/>
    </style:style>
    <style:style style:name="P15" style:parent-style-name="Standard" style:family="paragraph">
      <style:paragraph-properties fo:line-height="200%"/>
    </style:style>
  </office:automatic-styles>
  <office:body>
    <office:text text:use-soft-page-breaks="true">
      <text:p text:style-name="P1">It doesn’t take much searching to find skateboarders scattered around your local public spaces. Skaters love to<text:s/>make<text:s/>skate spots out of fountains, picnic tables, benches, and<text:s/>even<text:s/>stair rails.</text:p>
      <text:p text:style-name="P2"/>
      <text:p text:style-name="P3">The main question we have in mind - is the fact<text:s/>these<text:s/>signs are<text:s/>openly posted, yet just as<text:s/>ignored a<text:s/>strength of literacy or a failure?</text:p>
      <text:p text:style-name="P4"/>
      <text:p text:style-name="P5">In other words -<text:s/>Is the population so literate<text:s/>they establish these signs don’t really matter, or is it a failure<text:s/>in<text:s/>the<text:s/>literacy<text:s/>of<text:s/>the<text:s/>authority<text:s/>in getting their<text:s/>point across?</text:p>
      <text:p text:style-name="P6"/>
      <text:p text:style-name="P7">Skating in public space is a well debated topic and concerns both skaters and common<text:s/>elderly<text:s/>civilians alike.</text:p>
      <text:p text:style-name="P8"/>
      <text:p text:style-name="P9">Skaters<text:s/>justify<text:s/>a variety of reasons<text:s/>in the<text:s/>breaking<text:s/>of<text:s/>authorities’<text:s/>rules:</text:p>
      <text:list text:style-name="LFO1" text:continue-numbering="true">
        <text:list-item>
          <text:p text:style-name="P10">Many<text:s/>skaters<text:s/>live under<text:s/>a focus of<text:s/>constant<text:s/>authority, and with teenagers<text:s/>feeling<text:s/>their lives<text:s/>are becoming<text:s/>increasingly monitored and regulated, many use skateboarding as<text:s/>a<text:s/>transgressive behavior<text:s/>our outlet to escape<text:s/>(read my scholarly discourse for more info)</text:p>
        </text:list-item>
        <text:list-item>
          <text:p text:style-name="P11">Lack of community action in<text:s/>creation of dedicated skateparks<text:s/>also fosters a lack of belonging.</text:p>
        </text:list-item>
        <text:list-item>
          <text:p text:style-name="P12">Some skaters hold the preference of<text:s/>a<text:s/>more natural street skating<text:s/>style<text:s/>over<text:s/>designated, artificial skateparks.</text:p>
        </text:list-item>
        <text:list-item>
          <text:p text:style-name="P13">Skateboarding is also utilized as a means for transportation, which can often occur in a public space. Skateboarding exceeds in its popularity over the use of cars on some campuses!</text:p>
        </text:list-item>
      </text:list>
      <text:p text:style-name="P14"/>
      <text:p text:style-name="P15">This<text:s/>important question can lead to an identification in the<text:s/>source<text:s/>in<text:s/>the public skating issue,<text:s/>encouraging a solutio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imbus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en Sol</meta:initial-creator>
    <dc:creator>Leon Kingsof</dc:creator>
    <meta:creation-date>2019-05-02T22:46:00Z</meta:creation-date>
    <dc:date>2019-05-02T23:15:00Z</dc:date>
    <meta:template xlink:href="Normal" xlink:type="simple"/>
    <meta:editing-cycles>11</meta:editing-cycles>
    <meta:editing-duration>PT1740S</meta:editing-duration>
    <meta:document-statistic meta:page-count="1" meta:paragraph-count="2" meta:word-count="219" meta:character-count="1468" meta:row-count="10" meta:non-whitespace-character-count="1251"/>
  </office:meta>
</office:document-meta>
</file>